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0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925in"/>
    </style:style>
    <style:style style:name="co4" style:family="table-column">
      <style:table-column-properties fo:break-before="auto" style:column-width="0.8508in"/>
    </style:style>
    <style:style style:name="co5" style:family="table-column">
      <style:table-column-properties fo:break-before="auto" style:column-width="17.7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ok_names</text:p>
          </table:table-cell>
          <table:table-cell office:value-type="string" calcext:value-type="string">
            <text:p>book_id</text:p>
          </table:table-cell>
          <table:table-cell office:value-type="string" calcext:value-type="string">
            <text:p>chapter_id</text:p>
          </table:table-cell>
          <table:table-cell office:value-type="string" calcext:value-type="string">
            <text:p>verse_id</text:p>
          </table:table-cell>
          <table:table-cell office:value-type="string" calcext:value-type="string">
            <text:p>verse</text:p>
          </table:table-cell>
          <table:table-cell/>
        </table:table-row>
        <table:table-row table:style-name="ro1">
          <table:table-cell office:value-type="string" calcext:value-type="string">
            <text:p>லேவியராகமம்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கர்த்தர் தனக்குக் கட்டளையிட்டபடியே, மோசே ஆரோனையும் அவன் குமாரரையும் வரவழைத்து, அவர்களை ஜலத்தினால் ஸ்நானம்பண்ணுவித்து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 சாமுவேல்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அப்பொழுது ஆதாரேசரைச் சேவிக்கிற சகல ராஜாக்களும் தாங்கள் இஸ்ரவேலுக்கு முன்பாக முறிய அடிக்கப்பட்டதைக் கண்டு, இஸ்ரவேலரோடே சமாதானம்பண்ணி, அவர்களைச் சேவித்தார்கள். அப்புறம் அம்மோன் புத்திரருக்கு உதவிசெய்ய சீரியர் பயப்பட்டார்கள்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அப்போஸ்தலர்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அவன் எங்களிடத்தில் வந்து, பவுலினுடைய கச்சையை எடுத்துத் தன் கைகளையும் கால்களையும் கட்டிக்கொண்டு: இந்தக் கச்சையையுடையவனை எருசலேமிலுள்ள யூதர் இவ்விதமாய்க் கட்டிப் புறஜாதியார் கைகளில் ஒப்புக்கொடுப்பார்கள் என்று பரிசுத்த ஆவியானவர் சொல்லுகிறார் என்றான்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மத்தேயு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நூற்றுக்கு அதிபதியும், அவனோடேகூட இயேசுவைக் காவல் காத்திருந்தவர்களும், பூமியதிர்ச்சியையும் சம்பவித்த காரியங்களையும் கண்டு, மிகவும் பயந்து: மெய்யாகவே இவர் தேவனுடைய குமாரன் என்றார்கள்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லூக்கா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பின்பு அநேக ஜனங்கள் அவரோடேகூடப் பிரயாணமாய்ப் போகையில், அவர்களிடமாய் அவர் திரும்பிப்பார்த்து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 பேதுரு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இவர் என்னுடைய நேசகுமாரன், இவரிடத்தில் பிரியமாயிருக்கிறேன் என்று சொல்லுகிற சத்தம் உன்னதமான மகிமையிலிருந்து அவருக்கு உண்டாகி, பிதாவாகிய தேவனால் அவர் கனத்தையும் மகிமையையும் பெற்றபோது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 நாளாகமம்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அவன் தாவீது ராஜாவின் சுகசெய்தியை விசாரிக்கவும், அவன் ஆதாரேசரோடு யுத்தம்பண்ணி, அவனை முறிய அடித்ததற்காக அவனுக்கு வினவுதல் சொல்லவும், தன் குமாரனாகிய அதோராமையும், பொன்னும் வெள்ளியும் வெண்கலமுமான சகலவிதத் தட்டுமுட்டுகளையும், அவனிடத்துக்கு அனுப்பினான்; ஆதாரேசர் தோயூவின்மேல் யுத்தம்பண்ணுகிறவனாயிருந்தான்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எசேக்கியேல்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ஆவி என்னை உயர எடுத்துக்கொண்டது; நான் என் ஆவியின் உக்கிரத்தினாலே மனங்கசந்துபோனேன்; ஆனாலும் கர்த்தருடைய கரம் என்மேல் பலமாக இருந்தது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லூக்கா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அவர் ஒலிவமலையின் அடிவாரத்துக்குச் சமீபமாய் வருகையில் திரளானகூட்டமாகிய சீஷரெல்லாரும் தாங்கள் கண்ட சகல அற்புதங்களையுங்குறித்துச் சந்தோஷப்பட்டு,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யாத்திராகமம்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பலிபீடத்துக்குச் சீத்திம் மரத்தால் தண்டுகளையும் பண்ணி, அவைகளை வெண்கலத்தகட்டால் மூடுவாயாக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மத்தேயு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அன்றியும் நீங்கள் ஜெபம்பண்ணும்போது, அஞ்ஞானிகளைப்போல வீண் வார்த்தைகளை அலப்பாதேயுங்கள்; அவர்கள், அதிக வசனிப்பினால் தங்கள் ஜெபம் கேட்கப்படுமென்று நினைக்கிறார்கள்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லூக்கா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பண்டிகைதோறும் அவர்களுக்கு ஒருவனை அவன் விடுதலையாக்குவது அவசியமாயிருந்தபடியால் அப்படிச் சொன்னான்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I இராஜாக்கள்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கர்த்தரின் பார்வைக்குப் பொல்லாப்பானதைச் செய்து, இஸ்ரவேலைப் பாவஞ்செய்யப்பண்ணின நேபாத்தின் குமாரனாகிய யெரொபெயாமின் பாவங்களைப் பின் பற்றி நடந்தான்; அவைகளை விட்டு அவன் விலகவில்லை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எசேக்கியேல்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நான் அவர்களோடு சமாதான உடன்படிக்கைசெய்து, துஷ்ட மிருகங்களை தேசத்தில் இராதபடிக்கு ஒழியப்பண்ணுவேன்; அவர்கள் சுகமாய் வனாந்தரத்தில் தாபரித்து, காடுகளில் நித்திரைபண்ணுவார்கள்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யோவான்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இயேசு அவர்களை நோக்கி: என்வேளை இன்னும் வரவில்லை, உங்கள் வேளையோ எப்பொழுதும் ஆயத்தமாயிருக்கிறது.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style-name="ce1"/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1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08:12:22.838326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rajs </meta:initial-creator>
    <meta:creation-date>2017-06-20T20:59:44.027808590</meta:creation-date>
    <dc:date>2018-04-17T08:51:34.583720670</dc:date>
    <dc:creator>sridharrajs </dc:creator>
    <meta:editing-duration>PT16H21M5S</meta:editing-duration>
    <meta:editing-cycles>308</meta:editing-cycles>
    <meta:generator>LibreOffice/4.3.3.2$Linux_X86_64 LibreOffice_project/430m0$Build-2</meta:generator>
    <meta:document-statistic meta:table-count="1" meta:cell-count="95" meta:object-count="0"/>
  </office:meta>
</office:document-meta>
</file>